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2">
            <text:p>0723 <text:s/>10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3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4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4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4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4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4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5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6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6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6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6">
            <text:p>0723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7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8">
            <text:p>0723 <text:s/>10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8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8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8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18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">
            <text:p>0723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1">
            <text:p>0723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2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2">
            <text:p>0723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2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2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2">
            <text:p>0723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3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4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5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5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5">
            <text:p>0723 <text:s/>10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5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1011"/>
        </table:table-row>
        <table:table-row table:style-name="ro11">
          <table:table-cell office:value-type="string">
            <text:p>*</text:p>
          </table:table-cell>
          <table:table-cell table:formula="of:=MAX([.B3:.B80])+1" office:value-type="float" office:value="77">
            <text:p>77</text:p>
          </table:table-cell>
          <table:table-cell table:style-name="ce7" table:formula="of:=NOW()" office:value-type="date" office:date-value="2021-07-23T10:16:36.26">
            <text:p>0723 <text:s/>10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3T10:16:36.26">
            <text:p>2021/7/23 10:1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3T10:16:36.26">
            <text:p>0723 <text:s/>1016</text:p>
          </table:table-cell>
          <table:table-cell table:style-name="ce7" table:formula="of:=NOW()" office:value-type="date" office:date-value="2021-07-23T10:16:36.26">
            <text:p>0723 <text:s/>101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3T10:16:36.26">
            <text:p>0723 <text:s/>10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3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4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4">
            <text:p>0723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4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4">
            <text:p>0723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4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6">
            <text:p>0723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7">
            <text:p>0723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8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39">
            <text:p>0723 <text:s/>10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1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1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1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1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1">
            <text:p>0723 <text:s/>10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2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4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5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6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7">
            <text:p>0723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7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8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8">
            <text:p>0723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49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">
            <text:p>0723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1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2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3">
            <text:p>0723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19" office:value-type="string">
            <text:p>hôm nay, trời sẽ mưa. / bạn có ô không? / bạn có kappa không? / kappa của tôi bị rách.</text:p>
          </table:table-cell>
          <table:table-cell table:style-name="ce20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0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3">
            <text:p>0723 <text:s/>10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19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0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3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3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oniedziałek, dziewięć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اثنين، التاسع عشر من تموز.</text:p>
          </table:table-cell>
          <table:table-cell table:style-name="ce20"/>
          <table:table-cell table:style-name="ce20" office:value-type="string">
            <text:p>it was monday, the nine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نوز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لا شيء</text:p>
          </table:table-cell>
          <table:table-cell table:style-name="ce20" office:value-type="string">
            <text:p>la / shay'A[nothing&lt;~1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وباره، خورشيد در آسمان هست. / ابرها نيز هست. / داغ بود. بسيار داغ. </text:p>
          </table:table-cell>
          <table:table-cell table:style-name="ce20" office:value-type="string">
            <text:p>dooG / bis'yoor[a-l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19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0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19" office:value-type="string">
            <text:p>tôi khát nước / tôi có thể uống nước ở đâu? / có chỗ để uống nước không? / cung[long-bow cấp[provide nước</text:p>
          </table:table-cell>
          <table:table-cell table:style-name="ce20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5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6">
            <text:p>0723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أربعاء، الحادي عشرين من تموز.</text:p>
          </table:table-cell>
          <table:table-cell table:style-name="ce20"/>
          <table:table-cell table:style-name="ce20" office:value-type="string">
            <text:p>it was wednesday, the twenty-first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بيست و يکم ماه تير.</text:p>
          </table:table-cell>
          <table:table-cell table:style-name="ce20" office:value-type="string">
            <text:p>yeekoom[firs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أشتري نعناع مدبب.</text:p>
          </table:table-cell>
          <table:table-cell table:style-name="ce20" office:value-type="string">
            <text:p>naA'naaAU / muda'babon[speare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هوا بسيار داغ بود. / ابرها در آسمان. / باد در هوا. / خوب بود.</text:p>
          </table:table-cell>
          <table:table-cell table:style-name="ce20" office:value-type="string">
            <text:p>baad[wind / xuub[goo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19" office:value-type="string">
            <text:p>tôi có một cái mũ / bạn có một chiếc mũ. / bạn đã mua chiếc mũ đó ở Nhật Bản không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19" office:value-type="string">
            <text:p>tôi đói / tôi đã không ăn sáng. / tôi muốn ăn. / tôi có một[some~1 số thức ăn.</text:p>
          </table:table-cell>
          <table:table-cell table:style-name="ce20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8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samo. `kan` i `dai-kan` 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ذلك يوم الخميس، الثاني وعشرين من تموز.</text:p>
          </table:table-cell>
          <table:table-cell table:style-name="ce20"/>
          <table:table-cell table:style-name="ce20" office:value-type="string">
            <text:p>it was thursday, the twenty-second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6.59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بيست و دوم ماه تير.</text:p>
          </table:table-cell>
          <table:table-cell table:style-name="ce20" office:value-type="string">
            <text:p>dowoom[secon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8">
            <text:p>0723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لا شيء.</text:p>
          </table:table-cell>
          <table:table-cell table:style-name="ce20" office:value-type="string">
            <text:p>sha'yi'a[something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8">
            <text:p>0723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حتاج لشراء / أكياس الشاي. / شاي.</text:p>
          </table:table-cell>
          <table:table-cell table:style-name="ce20" office:value-type="string">
            <text:p>ah^taadh'l'shiyraa'i[i-need-to-buy / aki'yaas[bags / shaayi[tea</text:p>
          </table:table-cell>
          <table:table-cell table:style-name="ce20" office:value-type="string">
            <text:p>I need to buy. tea bags. tea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8">
            <text:p>0723 <text:s/>10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دوباره داغ. / باد، بله. / باران، نه. / ابرها، بله. / يک سایه. / سايه ها. / در جاده.</text:p>
          </table:table-cell>
          <table:table-cell table:style-name="ce20" office:value-type="string">
            <text:p>bale[yes / yeek`[one / saaye[shadow / dhaa'de[road</text:p>
          </table:table-cell>
          <table:table-cell table:style-name="ce20" office:value-type="string">
            <text:p>hot again. wind, yes. / rain, no. / clouds, yes. / a shadow. / shadows. / on the roa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8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6">
            <text:p>14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7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7">
            <text:p>14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7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7">
            <text:p>0723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9">
            <text:p>14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3T10:16:32.97">
            <text:p>0723 <text:s/>1016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3T10:16:32.97">
            <text:p>0723 <text:s/>10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3T10:16:36.6">
            <text:p>0723 <text:s/>1016</text:p>
          </table:table-cell>
          <table:table-cell table:style-name="ce7" table:formula="of:=NOW()" office:value-type="date" office:date-value="2021-07-23T10:16:36.6">
            <text:p>0723 <text:s/>10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3T10:16:36.6">
            <text:p>0723 <text:s/>101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021/07/23</text:date>, <text:time>10:1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3T10:16:35.71</dc:date>
    <dc:creator>iwabuchi ken</dc:creator>
    <meta:editing-duration>P4DT23H55M23S</meta:editing-duration>
    <meta:editing-cycles>774</meta:editing-cycles>
    <meta:generator>OpenOffice/4.1.3$Win32 OpenOffice.org_project/413m1$Build-9783</meta:generator>
    <meta:document-statistic meta:table-count="2" meta:cell-count="1445" meta:object-count="0"/>
  </office:meta>
</office:document-meta>
</file>